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40f74" officeooo:paragraph-rsid="003de0ac"/>
    </style:style>
    <style:style style:name="P2" style:family="paragraph" style:parent-style-name="Standard">
      <style:text-properties style:font-name="Linux Libertine O" officeooo:rsid="003c2a0e" officeooo:paragraph-rsid="003c2a0e"/>
    </style:style>
    <style:style style:name="P3" style:family="paragraph" style:parent-style-name="Standard">
      <style:text-properties officeooo:paragraph-rsid="003c2a0e"/>
    </style:style>
    <style:style style:name="P4" style:family="paragraph" style:parent-style-name="Standard">
      <style:text-properties officeooo:paragraph-rsid="003de0ac"/>
    </style:style>
    <style:style style:name="P5" style:family="paragraph" style:parent-style-name="Heading">
      <style:text-properties officeooo:paragraph-rsid="003c2a0e"/>
    </style:style>
    <style:style style:name="P6" style:family="paragraph" style:parent-style-name="Standard">
      <style:text-properties officeooo:paragraph-rsid="00340f74"/>
    </style:style>
    <style:style style:name="P7" style:family="paragraph" style:parent-style-name="Standard">
      <style:text-properties officeooo:rsid="00404c71" officeooo:paragraph-rsid="00404c71"/>
    </style:style>
    <style:style style:name="P8" style:family="paragraph" style:parent-style-name="Standard">
      <style:text-properties style:font-name="Linux Libertine O" officeooo:rsid="00340f74" officeooo:paragraph-rsid="00340f74"/>
    </style:style>
    <style:style style:name="P9" style:family="paragraph" style:parent-style-name="Standard">
      <style:text-properties style:font-name="Linux Libertine O" officeooo:rsid="003c2a0e" officeooo:paragraph-rsid="003c2a0e"/>
    </style:style>
    <style:style style:name="P10" style:family="paragraph" style:parent-style-name="Standard">
      <style:text-properties officeooo:paragraph-rsid="00404c71"/>
    </style:style>
    <style:style style:name="P11" style:family="paragraph" style:parent-style-name="Text_20_body">
      <style:text-properties style:font-name="Linux Libertine O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340f74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3c2a0e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fo:color="#3465a4" style:font-name="Linux Libertine O" fo:font-size="14pt" fo:font-weight="bold" officeooo:rsid="003f956d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style:font-name="Linux Libertine O"/>
    </style:style>
    <style:style style:name="T6" style:family="text">
      <style:text-properties style:font-name="Linux Libertine O" officeooo:rsid="00340f74"/>
    </style:style>
    <style:style style:name="T7" style:family="text">
      <style:text-properties style:font-name="Linux Libertine O" officeooo:rsid="003c2a0e"/>
    </style:style>
    <style:style style:name="T8" style:family="text">
      <style:text-properties style:font-name="Linux Libertine O" fo:font-weight="bold" officeooo:rsid="003c2a0e" style:font-weight-asian="bold" style:font-weight-complex="bold"/>
    </style:style>
    <style:style style:name="T9" style:family="text">
      <style:text-properties style:font-name="Linux Libertine O" officeooo:rsid="003de0ac"/>
    </style:style>
    <style:style style:name="T10" style:family="text">
      <style:text-properties style:font-name="Linux Libertine O" officeooo:rsid="00404c71"/>
    </style:style>
    <style:style style:name="T11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12" style:family="text">
      <style:text-properties fo:color="#004586" style:font-name="Linux Libertine O" fo:font-size="18.2000007629395pt" fo:font-weight="bold" officeooo:rsid="003c2a0e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3" style:family="text">
      <style:text-properties fo:color="#004586" style:font-name="Linux Libertine O" fo:font-size="18.2000007629395pt" fo:font-weight="bold" officeooo:rsid="003f956d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4" style:family="text">
      <style:text-properties fo:color="#004586" style:font-name="Linux Libertine O" fo:font-size="18.2000007629395pt" fo:font-weight="bold" officeooo:rsid="00415148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5" style:family="text">
      <style:text-properties officeooo:rsid="003f95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3">Sweetcorn fritters</text:span><text:span text:style-name="T11"> (</text:span><text:span text:style-name="T12">makes about </text:span><text:span text:style-name="T13">1</text:span><text:span text:style-name="T12">0; </text:span><text:span text:style-name="T14">20min</text:span><text:span text:style-name="T11">)</text:span></text:h>
      <text:p text:style-name="P11"><text:span text:style-name="T15">A</text:span>dapted from: <text:a xlink:type="simple" xlink:href="https://whattocooktoday.com/cucur-bakwan-sayur.html" text:style-name="Internet_20_link" text:visited-style-name="Visited_20_Internet_20_Link">https://whattocooktoday.com/cucur-bakwan-sayur.html</text:a></text:p>
      <text:p text:style-name="Heading"><text:span text:style-name="T1">For the </text:span><text:span text:style-name="T2">preparation </text:span><text:span text:style-name="T3">(ideally the day before)</text:span></text:p>
      <text:p text:style-name="P6"><text:span text:style-name="T6">35g plain flour</text:span></text:p>
      <text:p text:style-name="P6"><text:span text:style-name="T6">1 heaped tsp (~3g) rice flour</text:span></text:p>
      <text:p text:style-name="P6"><text:span text:style-name="T6">½ tsp baking powder</text:span></text:p>
      <text:p text:style-name="P6"><text:span text:style-name="T10">1/3 </text:span><text:span text:style-name="T6">tsp salt</text:span></text:p>
      <text:p text:style-name="P6"><text:span text:style-name="T6"/></text:p>
      <text:p text:style-name="P6"><text:span text:style-name="T6">65ml ice cold water</text:span></text:p>
      <text:p text:style-name="P6"><text:span text:style-name="T6">100g sweetcorn</text:span></text:p>
      <text:p text:style-name="P6"><text:span text:style-name="T6"/></text:p>
      <text:p text:style-name="P6"><text:span text:style-name="T6"/></text:p>
      <text:p text:style-name="P7"><text:span text:style-name="T6">M</text:span><text:span text:style-name="T5">ix together the dry ingredients. When you are ready to fry, add the water and mix gently for a few seconds, then add the sweetcorn and mix for a few seconds more. It should look like batter and not have large dry chunks, but it’s fine if it’s lumpy and uneven.</text:span></text:p>
      <text:p text:style-name="P7"><text:span text:style-name="T5">The idea is not to mix it too much or leave it to stand too long, so that it doesn’t become soggy.</text:span></text:p>
      <text:p text:style-name="P7"><text:span text:style-name="T5"/></text:p>
      <text:p text:style-name="P8"/>
      <text:p text:style-name="P5"><text:span text:style-name="T2">For t</text:span><text:span text:style-name="T3">he fry</text:span><text:span text:style-name="T4">ing</text:span></text:p>
      <text:p text:style-name="P3"><text:span text:style-name="T7">200ml-500ml vegetable oil: should be enough to cover the </text:span><text:span text:style-name="T10">fritters</text:span><text:span text:style-name="T7"> when placed in the pan.<text:line-break/>Do </text:span><text:span text:style-name="T8">not</text:span><text:span text:style-name="T7"> use olive oil due to lower smoke point.</text:span></text:p>
      <text:p text:style-name="P2"/>
      <text:p text:style-name="P2"/>
      <text:p text:style-name="P10"><text:span text:style-name="T7">H</text:span><text:span text:style-name="T6">eat </text:span><text:span text:style-name="T7">the oil </text:span><text:span text:style-name="T6">till it's </text:span><text:span text:style-name="T10">very </text:span><text:span text:style-name="T6">hot </text:span><text:span text:style-name="T10">(a chopstick should start to bubble when dipped into the oil), and then turn down slightly to a</text:span><text:span text:style-name="T6"> medium-high heat.</text:span></text:p>
      <text:p text:style-name="P10"><text:span text:style-name="T6"/></text:p>
      <text:p text:style-name="P10"><text:span text:style-name="T10">Scoop a tablespoon of mixture and carefully drop it into the oil, repeating quickly till you have a batch of two or three fritters in the pan.</text:span></text:p>
      <text:p text:style-name="P10"><text:span text:style-name="T10">Fry</text:span><text:span text:style-name="T6"> for 2</text:span><text:span text:style-name="T10">½–</text:span><text:span text:style-name="T6">3 minutes, turning a couple of times. Drain and pat dry with kitchen paper.</text:span></text:p>
      <text:p text:style-name="P1"/>
      <text:p text:style-name="P4"><text:span text:style-name="T9">You c</text:span><text:span text:style-name="T6">an keep them hot in the oven on low (Gas </text:span><text:span text:style-name="T9">3-</text:span><text:span text:style-name="T6">4) if needed, </text:span><text:span text:style-name="T9">or reheat from chilled on Gas 6 for about 10 minutes</text:span><text:span text:style-name="T6">: </text:span><text:span text:style-name="T9">in either case</text:span><text:span text:style-name="T6"> place </text:span><text:span text:style-name="T9">them </text:span><text:span text:style-name="T6">on a grill rack or wire grid so they stay crisp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02-11T23:18:22.356731563</dc:date>
    <meta:editing-duration>PT1H52M24S</meta:editing-duration>
    <meta:editing-cycles>4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52" meta:character-count="1332" meta:non-whitespace-character-count="1099"/>
  </office:meta>
</office:document-meta>
</file>